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7.1000003814697pt" fo:font-weight="normal" style:font-size-asian="15pt" style:font-weight-asian="normal" style:font-size-complex="17.1000003814697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7.1000003814697pt" fo:font-weight="normal" style:font-size-asian="15pt" style:font-weight-asian="normal" style:font-size-complex="17.100000381469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进程和线程</text:p>
      <text:p text:style-name="P2">一.进程：multiprocessing</text:p>
      <text:p text:style-name="P2"><text:tab/>1.进程创建：两种方式</text:p>
      <text:p text:style-name="P2"><text:tab/><text:tab/>Process(target=,args=,kwargs=)函数</text:p>
      <text:p text:style-name="P2"><text:tab/><text:tab/>类派生</text:p>
      <text:p text:style-name="P2"><text:tab/>2.进程通信：两种方式</text:p>
      <text:p text:style-name="P2"><text:tab/><text:tab/>队列Queue</text:p>
      <text:p text:style-name="P2"><text:tab/><text:tab/>管道Pipe</text:p>
      <text:p text:style-name="P2"><text:tab/>3.进程池：加快速度</text:p>
      <text:p text:style-name="P2"><text:tab/><text:tab/>Pool()</text:p>
      <text:p text:style-name="P2"><text:tab/><text:tab/>管理进程创建好多工作进程进行工作</text:p>
      <text:p text:style-name="P2"><text:tab/>4.数据共享：</text:p>
      <text:p text:style-name="P2"><text:tab/><text:tab/>1.基础：Value <text:s/>和 Array</text:p>
      <text:p text:style-name="P2"><text:tab/><text:tab/>2.高级：用托管对象进行管理</text:p>
      <text:p text:style-name="P2"><text:tab/><text:tab/><text:tab/>multiprocessing.managers</text:p>
      <text:p text:style-name="P2"><text:tab/><text:tab/><text:tab/>可以自定义托管数据类型</text:p>
      <text:p text:style-name="P2"><text:tab/>5.连接：进行消息传递</text:p>
      <text:p text:style-name="P2"><text:tab/><text:tab/>multiprocessing.connection</text:p>
      <text:p text:style-name="P2">二.线程：Threading</text:p>
      <text:p text:style-name="P2"><text:tab/>1.Thread类</text:p>
      <text:p text:style-name="P2"><text:tab/>2.同步和通信对象：</text:p>
      <text:p text:style-name="P2"><text:tab/><text:tab/>Timer、Lock、RLock、Semaphore、BoundedSemaphore、</text:p>
      <text:p text:style-name="P2"><text:tab/><text:tab/>Event、Condition、</text:p>
      <text:p text:style-name="P2"><text:tab/><text:tab/>特别注意：Queue模块</text:p>
      <text:p text:style-name="P2"><text:tab/>3.协程和微线程：深看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nnybook </meta:initial-creator>
    <meta:creation-date>2014-04-18T19:52:15</meta:creation-date>
    <dc:date>2014-04-20T22:02:35</dc:date>
    <dc:creator>funnybook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6" meta:word-count="47" meta:character-count="394" meta:non-whitespace-character-count="371"/>
  </office:meta>
</office:document-meta>
</file>